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98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6d15"/>
    </style:style>
    <style:style style:name="T3" style:family="text">
      <style:text-properties officeooo:rsid="001db513"/>
    </style:style>
    <style:style style:name="T4" style:family="text">
      <style:text-properties officeooo:rsid="001e9fcf"/>
    </style:style>
    <style:style style:name="T5" style:family="text">
      <style:text-properties officeooo:rsid="001e4a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olksCar - Das modulare Baukasten-Fahrzeug</text:span><text:line-break/><text:line-break/><text:span text:style-name="T1">Grundkonfiguration &amp; Rahmen</text:span><text:line-break/><text:line-break/>Fahrzeugtyp: Dreirädriges Trike (1x Vorderrad, 2x Hinterräder)<text:line-break/>Maximalbreite: 100 cm (Straßentauglich)<text:line-break/>Rahmenkonstruktion: Doppelrohr-Rahmen (Ø 40mm)<text:line-break/>- Verläuft von der Gabel über Pedalzone zum Sitz<text:line-break/>- Steigt 30 cm steil an und bildet Vorderseite des Modulkastens<text:line-break/>- Trägt gesamte Struktur übergangslos<text:line-break/><text:line-break/><text:span text:style-name="T1">Radgrößen:</text:span><text:line-break/>- Vorderrad: 26 Zoll (559 mm) mit Standard-Fahrradbereifung<text:line-break/>- Hinterräder: 21 Zoll (507 mm) mit verstärkten Speichen<text:line-break/><text:line-break/><text:span text:style-name="T1"> Wetterschutzsystem</text:span><text:line-break/><text:line-break/><text:span text:style-name="T1">Frontscheibe: </text:span><text:line-break/>- Großformatige PETG-Scheibe <text:span text:style-name="T2">(</text:span>2mm Stärke)<text:line-break/>-<text:span text:style-name="T2"> Geboge</text:span>n für opti<text:span text:style-name="T2">mierte</text:span>n Windschutz<text:line-break/>- Befestigung: Klemmsystem am<text:span text:style-name="T2"> </text:span>Rohrrahmen<text:line-break/><text:line-break/><text:span text:style-name="T1">Dachsystem</text:span> (wahlweise):<text:line-break/>1.<text:span text:style-name="T2"> Kunststof</text:span>fdach-Variante: PVC-beschichtetes Polyester<text:span text:style-name="T2"> Foli</text:span>e<text:line-break/>2. Solar-Dach-Variante: Flexibles Solarmodul (1,6x1m)<text:span text:style-name="T3"> nur zum nachlade</text:span>n<text:line-break/>- Montage: Beidseitig am hochgezogenen Rahmen und Modulkasten befestigt<text:line-break/><text:line-break/><text:span text:style-name="T1">Zentraler Modulkasten</text:span><text:line-break/><text:line-break/>Position: Zwischen/über Hinterradachse, unter Fahrradkorb<text:line-break/>Abmessungen Gesamt: BxHxT: 100cm x 35cm x 42cm<text:line-break/>Aufbau: Drei nebeneinanderliegende Einschubfächer (Server-Schacht-Prinzip)<text:line-break/><text:line-break/>Fach 1 - Generator-Modul:<text:line-break/>- Maße: 40cm x 35cm x 42cm<text:line-break/>- Inhalt: Platz für Standard-Baumarktgenerator (z.B. Einhell, Honda EU10i)<text:line-break/>- Typ: 2-Takt/4-Takt Benzingenerator, 800-2000W Leistung<text:line-break/>- Features:<text:span text:style-name="T3"> Erweiterte</text:span> Schalldämmung, Abgasführung nach unten, Kraftstofftank (5L)<text:line-break/>- Anschluss: 230V Wechselstromausgang + 12V Ladeanschluss für Akkus<text:line-break/><text:line-break/>Fach 2 - Elektronik-Modul:<text:line-break/>- Maße: 20cm x 35cm x 42cm<text:line-break/>- Inhalt:<text:line-break/> <text:s/>- Motorcontroller (bis 3 Motoren)<text:line-break/> <text:s/>- MPPT-Solarregler (für Solardach)<text:line-break/> <text:s/>- 12V/230V Wechselrichter (1000W)<text:line-break/> <text:s/>- Laderegler für Generator-Einspeisung<text:line-break/> <text:s/>- CAN-Bus-Steuerung für modulares System<text:line-break/> <text:s/>- Sicherungskasten<text:line-break/>- Konnektivität: Bluetooth/WLAN für App-Anbindung<text:line-break/><text:line-break/>Fach 3 - Akku-Modul:<text:line-break/><text:soft-page-break/>- Maße: 20cm x 35cm x 42cm<text:line-break/>- Kapazität: 4 Einschübe für Standard-E-Bike-Akkus (jeweils 36V/14Ah)<text:line-break/>- Gesamtkapazität: Bis zu 2kWh (4x 500Wh)<text:line-break/>- Spannungen: 36V oder 48V System wählbar<text:line-break/>- Parallel-/Serienschaltung: Automatisch durch Steckersystem<text:line-break/><text:line-break/><text:span text:style-name="T1">Antriebs-Baukasten</text:span><text:line-break/><text:line-break/>Betriebsarten wählbar (per Drehschalter/App):<text:line-break/>1. 20 km/h: Pedelec-Modus (rechtlich Fahrrad in DE)<text:line-break/>2. 25 km/h: Standard E-Bike-Modus<text:line-break/>3. 45 km/h: S-Pedelec-Modus (versicherungspflichtig)<text:line-break/>4. 50 km/h: Kleinkraftrad-Modus (nur mit entsprechender Zulassung)<text:line-break/><text:line-break/><text:span text:style-name="T1">Antriebsvarianten:</text:span><text:line-break/><text:line-break/>Variante A: Tretfahrrad (ohne Motor)<text:line-break/>- Standard-Fahrradkomponenten<text:line-break/>- 7-Gang-Nabenschaltung oder 21-Gang-Kettenschaltung<text:line-break/><text:line-break/>Variante B: Mittelmotor<text:line-break/>- Bafang M620 oder Bosch Performance Line (250W-750W)<text:line-break/>- Mittig im Rahmen eingebaut<text:line-break/><text:line-break/>Variante C: <text:span text:style-name="T4">Single- Dual- </text:span>Triple-Motor-Setup<text:line-break/>- Vorne: Nabenmotor im 26-Zoll-Rad (500W)<text:line-break/>- Hinten: 2x Nabenmotoren in 21-Zoll-Rädern (je 500W)<text:line-break/>- Gesamtleistung: Bis 1500W (rechtlich limitierbar)<text:line-break/>- Allradsteuerung: Elektronische Traktionskontrolle<text:line-break/><text:line-break/><text:span text:style-name="T1">Fahrradkorb</text:span><text:line-break/><text:line-break/>Position: Direkt über Modulkasten<text:line-break/>Maße: 80cm (Breite) x 30cm (Höhe) x 40cm (Tiefe)<text:line-break/>Volumen: ~96 Liter<text:line-break/>Ausführung:<text:line-break/>- Verzinkter Stahlrohrrahmen mit Kunststoffgeflecht<text:line-break/>- Abnehmbar durch Schnellverschlüsse<text:line-break/>- Optional: Verschließbarer Kunststoffbehälter<text:line-break/>- Maximale Zuladung: 50kg<text:line-break/><text:line-break/><text:span text:style-name="T1">Technische Daten Gesamtfahrzeug</text:span><text:line-break/><text:line-break/><text:span text:style-name="T1">Abmessungen:</text:span><text:line-break/>- Länge: ~220 cm<text:line-break/>- Breite: 100 cm<text:line-break/>- Höhe: ~180 cm (mit Dach)<text:line-break/>- Radstand: ~140 cm<text:line-break/><text:line-break/><text:span text:style-name="T1">Gewichte:</text:span><text:line-break/>- Leergewicht (ohne Module): ~35 kg<text:line-break/>- Mit Elektroantrieb: ~45 kg<text:line-break/><text:soft-page-break/>- Mit allen Modulen + Akkus: ~65 kg<text:line-break/>- Maximale Zuladung: 150 kg (Fahrer + Ladung)<text:line-break/><text:line-break/><text:span text:style-name="T1">Reichweiten (elektrisch):</text:span><text:line-break/>- 20 km/h Modus: 80-120 km (mit 2kWh Akku)<text:line-break/>- 45 km/h Modus: 40-60 km (mit 2kWh Akku)<text:line-break/>- Mit Generator-Unterstützung: Theoretisch unbegrenzt<text:line-break/><text:line-break/><text:span text:style-name="T1">Besonderheiten</text:span><text:line-break/><text:line-break/>1. Plug &amp; Play System: Alle Module mit standardisierten Steckern<text:line-break/>2. Energie-Management: Intelligente Lastverteilung zwischen Akkus, Solar und Generator<text:line-break/>3. Notstromfunktion: Bei Stillstand kann Generator 230V für externe Geräte liefern<text:line-break/>4. Regenwasser-Management: Dach mit Rinne und optionalem Wassertank<text:line-break/>5. Beleuchtung: Voll-LED mit Tagfahrlicht, Bremslicht, Blinker<text:line-break/>6. Bremsen: Hydraulische Scheibenbremsen vorne/hinten<text:line-break/><text:line-break/><text:span text:style-name="T1">Rechtliche Hinweise</text:span><text:line-break/><text:line-break/>- 20/25 km/h Betrieb: Keine Zulassung nötig, Helm empfohlen<text:line-break/>- 45 km/h Betrieb: Versicherungskennzeichen, Mofa-Prüfbescheinigung<text:line-break/>- 50 km/h+ / Triple-Motor: Einzelfallzulassung als Leichtkraftrad oder nur Offroad<text:line-break/>- Generatorbetrieb: Nur im Stand empfohlen (Abgase, Lärm)<text:line-break/><text:line-break/><text:span text:style-name="T1">Preiskategorien</text:span> (ca.)<text:line-break/><text:line-break/>- Basis-Rahmenset:<text:span text:style-name="T5"> 1</text:span>20€<text:line-break/>- Mit Mittelmotor (250W): 180€<text:line-break/>- Mit Triple-Motor + Akkus: 320€<text:line-break/>- Komplettset mit Solardach + Generator:<text:span text:style-name="T5"> 8</text:span>00€<text:line-break/><text:line-break/>Dieses Konzept bietet maximale Flexibilität: Vom simplen Lastenrad bis zum allradgetriebenen, wettergeschützten Multifunktionsfahrzeug mit Notstromversorgung. Die modulare Bauweise ermöglicht schrittweise Aufrüstung und individuelle Anpassung an spezifische Bedürfniss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21:31:16.800507600</meta:creation-date>
    <dc:date>2025-12-28T11:28:31.611194500</dc:date>
    <meta:editing-duration>PT1H42M4S</meta:editing-duration>
    <meta:editing-cycles>25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1" meta:word-count="586" meta:character-count="4692" meta:non-whitespace-character-count="4063"/>
  </office:meta>
</office:document-meta>
</file>